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-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682"/>
          <table:table-cell office:value-type="float" office:value="1.0"/>
          <table:table-cell office:value-type="float" office:value="1409.0"/>
          <table:table-cell office:value-type="float" office:value="16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674"/>
          <table:table-cell office:value-type="float" office:value="1.0"/>
          <table:table-cell office:value-type="float" office:value="1264.0"/>
          <table:table-cell office:value-type="float" office:value="4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683"/>
          <table:table-cell office:value-type="float" office:value="1.0"/>
          <table:table-cell office:value-type="float" office:value="1331.0"/>
          <table:table-cell office:value-type="float" office:value="13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676"/>
          <table:table-cell office:value-type="float" office:value="1.0"/>
          <table:table-cell office:value-type="float" office:value="1298.0"/>
          <table:table-cell office:value-type="float" office:value="6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671"/>
          <table:table-cell office:value-type="float" office:value="1.0"/>
          <table:table-cell office:value-type="float" office:value="1242.0"/>
          <table:table-cell office:value-type="float" office:value="8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</table:table-row>
        <table:table-row table:style-name="ro1">
          <table:table-cell office:value-type="string">
            <text:p>structured/x7_y6_r2/x7_y6_n42_r2_s4_ps1_pr4_u4_o4_l4_N001.lp</text:p>
          </table:table-cell>
          <table:table-cell office:value-type="float" office:value="0.111"/>
          <table:table-cell office:value-type="float" office:value="1.0"/>
          <table:table-cell office:value-type="float" office:value="272.0"/>
          <table:table-cell office:value-type="float" office:value="4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191"/>
          <table:table-cell office:value-type="float" office:value="1.0"/>
          <table:table-cell office:value-type="float" office:value="545.0"/>
          <table:table-cell office:value-type="float" office:value="6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19"/>
          <table:table-cell office:value-type="float" office:value="1.0"/>
          <table:table-cell office:value-type="float" office:value="540.0"/>
          <table:table-cell office:value-type="float" office:value="7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189"/>
          <table:table-cell office:value-type="float" office:value="1.0"/>
          <table:table-cell office:value-type="float" office:value="511.0"/>
          <table:table-cell office:value-type="float" office:value="1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192"/>
          <table:table-cell office:value-type="float" office:value="1.0"/>
          <table:table-cell office:value-type="float" office:value="524.0"/>
          <table:table-cell office:value-type="float" office:value="3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198"/>
          <table:table-cell office:value-type="float" office:value="1.0"/>
          <table:table-cell office:value-type="float" office:value="529.0"/>
          <table:table-cell office:value-type="float" office:value="4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3])" office:value-type="float"/>
          <table:table-cell table:formula="of:=SUM([.C3:.C13])" office:value-type="float"/>
          <table:table-cell table:formula="of:=SUM([.D3:.D13])" office:value-type="float"/>
          <table:table-cell table:formula="of:=SUM([.E3:.E13])" office:value-type="float"/>
          <table:table-cell table:formula="of:=SUM([.F3:.F13])" office:value-type="float"/>
          <table:table-cell table:formula="of:=SUM([.G3:.G13])" office:value-type="float"/>
          <table:table-cell table:formula="of:=SUM([.H3:.H13])" office:value-type="float"/>
          <table:table-cell table:formula="of:=SUM([.I3:.I13])" office:value-type="float"/>
          <table:table-cell table:formula="of:=SUM([.J3:.J13])" office:value-type="float"/>
          <table:table-cell table:formula="of:=SUM([.K3:.K13])" office:value-type="float"/>
          <table:table-cell table:formula="of:=SUM([.L3:.L13])" office:value-type="float"/>
          <table:table-cell table:formula="of:=SUM([.M3:.M13])" office:value-type="float"/>
          <table:table-cell table:formula="of:=SUM([.N3:.N13])" office:value-type="float"/>
          <table:table-cell table:formula="of:=SUM([.O3:.O13])" office:value-type="float"/>
          <table:table-cell table:formula="of:=SUM([.P3:.P13])" office:value-type="float"/>
          <table:table-cell table:formula="of:=SUM([.Q3:.Q1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3])" office:value-type="float"/>
          <table:table-cell table:formula="of:=AVERAGE([.C3:.C13])" office:value-type="float"/>
          <table:table-cell table:formula="of:=AVERAGE([.D3:.D13])" office:value-type="float"/>
          <table:table-cell table:formula="of:=AVERAGE([.E3:.E13])" office:value-type="float"/>
          <table:table-cell table:formula="of:=AVERAGE([.F3:.F13])" office:value-type="float"/>
          <table:table-cell table:formula="of:=AVERAGE([.G3:.G13])" office:value-type="float"/>
          <table:table-cell table:formula="of:=AVERAGE([.H3:.H13])" office:value-type="float"/>
          <table:table-cell table:formula="of:=AVERAGE([.I3:.I13])" office:value-type="float"/>
          <table:table-cell table:formula="of:=AVERAGE([.J3:.J13])" office:value-type="float"/>
          <table:table-cell table:formula="of:=AVERAGE([.K3:.K13])" office:value-type="float"/>
          <table:table-cell table:formula="of:=AVERAGE([.L3:.L13])" office:value-type="float"/>
          <table:table-cell table:formula="of:=AVERAGE([.M3:.M13])" office:value-type="float"/>
          <table:table-cell table:formula="of:=AVERAGE([.N3:.N13])" office:value-type="float"/>
          <table:table-cell table:formula="of:=AVERAGE([.O3:.O13])" office:value-type="float"/>
          <table:table-cell table:formula="of:=AVERAGE([.P3:.P13])" office:value-type="float"/>
          <table:table-cell table:formula="of:=AVERAGE([.Q3:.Q1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3])" office:value-type="float"/>
          <table:table-cell table:formula="of:=STDEV([.C3:.C13])" office:value-type="float"/>
          <table:table-cell table:formula="of:=STDEV([.D3:.D13])" office:value-type="float"/>
          <table:table-cell table:formula="of:=STDEV([.E3:.E13])" office:value-type="float"/>
          <table:table-cell table:formula="of:=STDEV([.F3:.F13])" office:value-type="float"/>
          <table:table-cell table:formula="of:=STDEV([.G3:.G13])" office:value-type="float"/>
          <table:table-cell table:formula="of:=STDEV([.H3:.H13])" office:value-type="float"/>
          <table:table-cell table:formula="of:=STDEV([.I3:.I13])" office:value-type="float"/>
          <table:table-cell table:formula="of:=STDEV([.J3:.J13])" office:value-type="float"/>
          <table:table-cell table:formula="of:=STDEV([.K3:.K13])" office:value-type="float"/>
          <table:table-cell table:formula="of:=STDEV([.L3:.L13])" office:value-type="float"/>
          <table:table-cell table:formula="of:=STDEV([.M3:.M13])" office:value-type="float"/>
          <table:table-cell table:formula="of:=STDEV([.N3:.N13])" office:value-type="float"/>
          <table:table-cell table:formula="of:=STDEV([.O3:.O13])" office:value-type="float"/>
          <table:table-cell table:formula="of:=STDEV([.P3:.P13])" office:value-type="float"/>
          <table:table-cell table:formula="of:=STDEV([.Q3:.Q1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3]-[.$F3:.$F13])^2)^0.5" office:value-type="float"/>
          <table:table-cell table:number-matrix-columns-spanned="1" table:number-matrix-rows-spanned="1" table:formula="of:=SUM(([.C3:.C13]-[.$G3:.$G13])^2)^0.5" office:value-type="float"/>
          <table:table-cell table:number-matrix-columns-spanned="1" table:number-matrix-rows-spanned="1" table:formula="of:=SUM(([.D3:.D13]-[.$H3:.$H13])^2)^0.5" office:value-type="float"/>
          <table:table-cell table:number-matrix-columns-spanned="1" table:number-matrix-rows-spanned="1" table:formula="of:=SUM(([.E3:.E13]-[.$I3:.$I1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3]=[.$F3:.$F13])" office:value-type="float"/>
          <table:table-cell table:number-matrix-columns-spanned="1" table:number-matrix-rows-spanned="1" table:formula="of:=SUM([.C3:.C13]=[.$G3:.$G13])" office:value-type="float"/>
          <table:table-cell table:number-matrix-columns-spanned="1" table:number-matrix-rows-spanned="1" table:formula="of:=SUM([.D3:.D13]=[.$H3:.$H13])" office:value-type="float"/>
          <table:table-cell table:number-matrix-columns-spanned="1" table:number-matrix-rows-spanned="1" table:formula="of:=SUM([.E3:.E13]=[.$I3:.$I1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3]&lt;[.$J3:.$J13])" office:value-type="float"/>
          <table:table-cell table:number-matrix-columns-spanned="1" table:number-matrix-rows-spanned="1" table:formula="of:=SUM([.C3:.C13]&lt;[.$K3:.$K13])" office:value-type="float"/>
          <table:table-cell table:number-matrix-columns-spanned="1" table:number-matrix-rows-spanned="1" table:formula="of:=SUM([.D3:.D13]&lt;[.$L3:.$L13])" office:value-type="float"/>
          <table:table-cell table:number-matrix-columns-spanned="1" table:number-matrix-rows-spanned="1" table:formula="of:=SUM([.E3:.E13]&lt;[.$M3:.$M1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3]&gt;[.$J3:.$J13])" office:value-type="float"/>
          <table:table-cell table:number-matrix-columns-spanned="1" table:number-matrix-rows-spanned="1" table:formula="of:=SUM([.C3:.C13]&gt;[.$K3:.$K13])" office:value-type="float"/>
          <table:table-cell table:number-matrix-columns-spanned="1" table:number-matrix-rows-spanned="1" table:formula="of:=SUM([.D3:.D13]&gt;[.$L3:.$L13])" office:value-type="float"/>
          <table:table-cell table:number-matrix-columns-spanned="1" table:number-matrix-rows-spanned="1" table:formula="of:=SUM([.E3:.E13]&gt;[.$M3:.$M1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3]=[.$N3:.$N13])" office:value-type="float"/>
          <table:table-cell table:number-matrix-columns-spanned="1" table:number-matrix-rows-spanned="1" table:formula="of:=SUM([.C3:.C13]=[.$O3:.$O13])" office:value-type="float"/>
          <table:table-cell table:number-matrix-columns-spanned="1" table:number-matrix-rows-spanned="1" table:formula="of:=SUM([.D3:.D13]=[.$P3:.$P13])" office:value-type="float"/>
          <table:table-cell table:number-matrix-columns-spanned="1" table:number-matrix-rows-spanned="1" table:formula="of:=SUM([.E3:.E13]=[.$Q3:.$Q1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-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</table:table-row>
        <table:table-row table:style-name="ro1">
          <table:table-cell office:value-type="string">
            <text:p>structured/x7_y6_r2</text:p>
          </table:table-cell>
          <table:table-cell table:formula="of:=AVERAGE([Instances.B8:Instances.B8])" office:value-type="float"/>
          <table:table-cell table:formula="of:=AVERAGE([Instances.C8:Instances.C8])" office:value-type="float"/>
          <table:table-cell table:formula="of:=AVERAGE([Instances.D8:Instances.D8])" office:value-type="float"/>
          <table:table-cell table:formula="of:=AVERAGE([Instances.E8:Instances.E8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9:Instances.B13])" office:value-type="float"/>
          <table:table-cell table:formula="of:=AVERAGE([Instances.C9:Instances.C13])" office:value-type="float"/>
          <table:table-cell table:formula="of:=AVERAGE([Instances.D9:Instances.D13])" office:value-type="float"/>
          <table:table-cell table:formula="of:=AVERAGE([Instances.E9:Instances.E13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F3:.$F5])^2)^0.5" office:value-type="float"/>
          <table:table-cell table:number-matrix-columns-spanned="1" table:number-matrix-rows-spanned="1" table:formula="of:=SUM(([.C3:.C5]-[.$G3:.$G5])^2)^0.5" office:value-type="float"/>
          <table:table-cell table:number-matrix-columns-spanned="1" table:number-matrix-rows-spanned="1" table:formula="of:=SUM(([.D3:.D5]-[.$H3:.$H5])^2)^0.5" office:value-type="float"/>
          <table:table-cell table:number-matrix-columns-spanned="1" table:number-matrix-rows-spanned="1" table:formula="of:=SUM(([.E3:.E5]-[.$I3:.$I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F3:.$F5])" office:value-type="float"/>
          <table:table-cell table:number-matrix-columns-spanned="1" table:number-matrix-rows-spanned="1" table:formula="of:=SUM([.C3:.C5]=[.$G3:.$G5])" office:value-type="float"/>
          <table:table-cell table:number-matrix-columns-spanned="1" table:number-matrix-rows-spanned="1" table:formula="of:=SUM([.D3:.D5]=[.$H3:.$H5])" office:value-type="float"/>
          <table:table-cell table:number-matrix-columns-spanned="1" table:number-matrix-rows-spanned="1" table:formula="of:=SUM([.E3:.E5]=[.$I3:.$I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J3:.$J5])" office:value-type="float"/>
          <table:table-cell table:number-matrix-columns-spanned="1" table:number-matrix-rows-spanned="1" table:formula="of:=SUM([.C3:.C5]&lt;[.$K3:.$K5])" office:value-type="float"/>
          <table:table-cell table:number-matrix-columns-spanned="1" table:number-matrix-rows-spanned="1" table:formula="of:=SUM([.D3:.D5]&lt;[.$L3:.$L5])" office:value-type="float"/>
          <table:table-cell table:number-matrix-columns-spanned="1" table:number-matrix-rows-spanned="1" table:formula="of:=SUM([.E3:.E5]&lt;[.$M3:.$M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J3:.$J5])" office:value-type="float"/>
          <table:table-cell table:number-matrix-columns-spanned="1" table:number-matrix-rows-spanned="1" table:formula="of:=SUM([.C3:.C5]&gt;[.$K3:.$K5])" office:value-type="float"/>
          <table:table-cell table:number-matrix-columns-spanned="1" table:number-matrix-rows-spanned="1" table:formula="of:=SUM([.D3:.D5]&gt;[.$L3:.$L5])" office:value-type="float"/>
          <table:table-cell table:number-matrix-columns-spanned="1" table:number-matrix-rows-spanned="1" table:formula="of:=SUM([.E3:.E5]&gt;[.$M3:.$M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N3:.$N5])" office:value-type="float"/>
          <table:table-cell table:number-matrix-columns-spanned="1" table:number-matrix-rows-spanned="1" table:formula="of:=SUM([.C3:.C5]=[.$O3:.$O5])" office:value-type="float"/>
          <table:table-cell table:number-matrix-columns-spanned="1" table:number-matrix-rows-spanned="1" table:formula="of:=SUM([.D3:.D5]=[.$P3:.$P5])" office:value-type="float"/>
          <table:table-cell table:number-matrix-columns-spanned="1" table:number-matrix-rows-spanned="1" table:formula="of:=SUM([.E3:.E5]=[.$Q3:.$Q5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